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a553b" style:font-weight-asian="bold" style:font-weight-complex="bold"/>
    </style:style>
    <style:style style:name="P2" style:family="paragraph" style:parent-style-name="Standard">
      <style:text-properties fo:font-weight="bold" officeooo:paragraph-rsid="000f9842" style:font-weight-asian="bold" style:font-weight-complex="bold"/>
    </style:style>
    <style:style style:name="P3" style:family="paragraph" style:parent-style-name="Standard">
      <style:text-properties fo:font-weight="bold" officeooo:paragraph-rsid="00115b5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829c5" style:font-weight-asian="bold" style:font-weight-complex="bold"/>
    </style:style>
    <style:style style:name="P5" style:family="paragraph" style:parent-style-name="Standard">
      <style:text-properties fo:font-weight="bold" officeooo:rsid="000a553b" officeooo:paragraph-rsid="000a553b" style:font-weight-asian="bold" style:font-weight-complex="bold"/>
    </style:style>
    <style:style style:name="P6" style:family="paragraph" style:parent-style-name="Standard">
      <style:text-properties fo:font-weight="bold" officeooo:rsid="000f9842" officeooo:paragraph-rsid="000f9842" style:font-weight-asian="bold" style:font-weight-complex="bold"/>
    </style:style>
    <style:style style:name="P7" style:family="paragraph" style:parent-style-name="Standard" style:list-style-name="L2">
      <style:text-properties fo:font-weight="bold" officeooo:rsid="001e3685" officeooo:paragraph-rsid="001e3685" style:font-weight-asian="bold" style:font-weight-complex="bold"/>
    </style:style>
    <style:style style:name="P8" style:family="paragraph" style:parent-style-name="Standard">
      <style:text-properties officeooo:rsid="000829c5"/>
    </style:style>
    <style:style style:name="P9" style:family="paragraph" style:parent-style-name="Standard" style:list-style-name="L1">
      <style:text-properties officeooo:rsid="000829c5" officeooo:paragraph-rsid="000829c5"/>
    </style:style>
    <style:style style:name="P10" style:family="paragraph" style:parent-style-name="Standard">
      <style:text-properties officeooo:rsid="000829c5" officeooo:paragraph-rsid="000829c5"/>
    </style:style>
    <style:style style:name="P11" style:family="paragraph" style:parent-style-name="Standard" style:list-style-name="L1">
      <style:text-properties officeooo:paragraph-rsid="000829c5"/>
    </style:style>
    <style:style style:name="P12" style:family="paragraph" style:parent-style-name="Standard" style:list-style-name="L1">
      <style:text-properties officeooo:paragraph-rsid="000e5f06"/>
    </style:style>
    <style:style style:name="P13" style:family="paragraph" style:parent-style-name="Standard" style:list-style-name="L1">
      <style:text-properties officeooo:paragraph-rsid="000b6ba3"/>
    </style:style>
    <style:style style:name="P14" style:family="paragraph" style:parent-style-name="Standard" style:list-style-name="L1">
      <style:text-properties officeooo:paragraph-rsid="000d61d9"/>
    </style:style>
    <style:style style:name="P15" style:family="paragraph" style:parent-style-name="Standard" style:list-style-name="L1">
      <style:text-properties officeooo:paragraph-rsid="000fc038"/>
    </style:style>
    <style:style style:name="P16" style:family="paragraph" style:parent-style-name="Standard">
      <style:text-properties officeooo:rsid="000a553b" officeooo:paragraph-rsid="000829c5"/>
    </style:style>
    <style:style style:name="P17" style:family="paragraph" style:parent-style-name="Standard">
      <style:text-properties officeooo:rsid="000b6ba3" officeooo:paragraph-rsid="000b5fb2"/>
    </style:style>
    <style:style style:name="P18" style:family="paragraph" style:parent-style-name="Standard">
      <style:text-properties officeooo:rsid="000e5f06" officeooo:paragraph-rsid="000e5f06"/>
    </style:style>
    <style:style style:name="P19" style:family="paragraph" style:parent-style-name="Standard" style:list-style-name="L2">
      <style:text-properties officeooo:paragraph-rsid="0018932d"/>
    </style:style>
    <style:style style:name="P20" style:family="paragraph" style:parent-style-name="Standard" style:list-style-name="L2">
      <style:text-properties officeooo:paragraph-rsid="001addc0"/>
    </style:style>
    <style:style style:name="P21" style:family="paragraph" style:parent-style-name="Standard" style:list-style-name="L2">
      <style:text-properties officeooo:paragraph-rsid="0018f3ec"/>
    </style:style>
    <style:style style:name="P22" style:family="paragraph" style:parent-style-name="Standard" style:list-style-name="L2">
      <style:text-properties officeooo:paragraph-rsid="001c92c2"/>
    </style:style>
    <style:style style:name="P23" style:family="paragraph" style:parent-style-name="Standard" style:list-style-name="L2">
      <style:text-properties officeooo:paragraph-rsid="001ed0e4"/>
    </style:style>
    <style:style style:name="P24" style:family="paragraph" style:parent-style-name="Standard" style:list-style-name="L2">
      <style:text-properties officeooo:rsid="00140bc7" officeooo:paragraph-rsid="00140bc7"/>
    </style:style>
    <style:style style:name="P25" style:family="paragraph" style:parent-style-name="Standard" style:list-style-name="L2">
      <style:text-properties officeooo:rsid="001e3685" officeooo:paragraph-rsid="001ed0e4"/>
    </style:style>
    <style:style style:name="P26" style:family="paragraph" style:parent-style-name="Standard" style:list-style-name="L2">
      <style:text-properties officeooo:rsid="001c92c2" officeooo:paragraph-rsid="001c92c2"/>
    </style:style>
    <style:style style:name="P27" style:family="paragraph" style:parent-style-name="Standard" style:list-style-name="L3">
      <style:text-properties officeooo:rsid="001c92c2" officeooo:paragraph-rsid="001c92c2"/>
    </style:style>
    <style:style style:name="P28" style:family="paragraph" style:parent-style-name="Standard" style:list-style-name="L3">
      <style:text-properties officeooo:paragraph-rsid="001c92c2"/>
    </style:style>
    <style:style style:name="P29" style:family="paragraph" style:parent-style-name="Standard" style:list-style-name="L4">
      <style:text-properties officeooo:paragraph-rsid="001d8190"/>
    </style:style>
    <style:style style:name="P30" style:family="paragraph" style:parent-style-name="Standard" style:list-style-name="L4">
      <style:text-properties officeooo:rsid="001d8190" officeooo:paragraph-rsid="001d8190"/>
    </style:style>
    <style:style style:name="P31" style:family="paragraph" style:parent-style-name="Standard" style:list-style-name="L4">
      <style:text-properties officeooo:rsid="0009d6c6" officeooo:paragraph-rsid="000e5f06"/>
    </style:style>
    <style:style style:name="P32" style:family="paragraph" style:parent-style-name="Standard">
      <style:text-properties officeooo:paragraph-rsid="000f9842"/>
    </style:style>
    <style:style style:name="T1" style:family="text">
      <style:text-properties officeooo:rsid="000829c5"/>
    </style:style>
    <style:style style:name="T2" style:family="text">
      <style:text-properties officeooo:rsid="0009d6c6"/>
    </style:style>
    <style:style style:name="T3" style:family="text">
      <style:text-properties officeooo:rsid="000a553b"/>
    </style:style>
    <style:style style:name="T4" style:family="text">
      <style:text-properties officeooo:rsid="000b5fb2"/>
    </style:style>
    <style:style style:name="T5" style:family="text">
      <style:text-properties officeooo:rsid="000b6ba3"/>
    </style:style>
    <style:style style:name="T6" style:family="text">
      <style:text-properties officeooo:rsid="000d61d9"/>
    </style:style>
    <style:style style:name="T7" style:family="text">
      <style:text-properties officeooo:rsid="000e5f06"/>
    </style:style>
    <style:style style:name="T8" style:family="text">
      <style:text-properties officeooo:rsid="000f9842"/>
    </style:style>
    <style:style style:name="T9" style:family="text">
      <style:text-properties officeooo:rsid="000fc038"/>
    </style:style>
    <style:style style:name="T10" style:family="text">
      <style:text-properties officeooo:rsid="00115b52"/>
    </style:style>
    <style:style style:name="T11" style:family="text">
      <style:text-properties officeooo:rsid="00118deb"/>
    </style:style>
    <style:style style:name="T12" style:family="text">
      <style:text-properties officeooo:rsid="00140bc7"/>
    </style:style>
    <style:style style:name="T13" style:family="text">
      <style:text-properties officeooo:rsid="0015b4c5"/>
    </style:style>
    <style:style style:name="T14" style:family="text">
      <style:text-properties officeooo:rsid="0018932d"/>
    </style:style>
    <style:style style:name="T15" style:family="text">
      <style:text-properties officeooo:rsid="0018f3ec"/>
    </style:style>
    <style:style style:name="T16" style:family="text">
      <style:text-properties officeooo:rsid="001addc0"/>
    </style:style>
    <style:style style:name="T17" style:family="text">
      <style:text-properties officeooo:rsid="001b8926"/>
    </style:style>
    <style:style style:name="T18" style:family="text">
      <style:text-properties officeooo:rsid="001c92c2"/>
    </style:style>
    <style:style style:name="T19" style:family="text">
      <style:text-properties officeooo:rsid="001d4f2e"/>
    </style:style>
    <style:style style:name="T20" style:family="text">
      <style:text-properties officeooo:rsid="001d8190"/>
    </style:style>
    <style:style style:name="T21" style:family="text">
      <style:text-properties officeooo:rsid="002089d3"/>
    </style:style>
    <style:style style:name="T22" style:family="text">
      <style:text-properties officeooo:rsid="0021f5ef"/>
    </style:style>
    <style:style style:name="T23" style:family="text">
      <style:text-properties fo:font-weight="bold" officeooo:rsid="001c92c2" style:font-weight-asian="bold" style:font-weight-complex="bold"/>
    </style:style>
    <style:style style:name="T24" style:family="text">
      <style:text-properties fo:font-weight="bold" officeooo:rsid="000e5f06" style:font-weight-asian="bold" style:font-weight-complex="bold"/>
    </style:style>
    <style:style style:name="T25" style:family="text">
      <style:text-properties officeooo:rsid="002309af"/>
    </style:style>
    <style:style style:name="T26" style:family="text">
      <style:text-properties officeooo:rsid="0024e71c"/>
    </style:style>
    <style:style style:name="T27" style:family="text">
      <style:text-properties officeooo:rsid="00269f34"/>
    </style:style>
    <style:style style:name="T28" style:family="text">
      <style:text-properties officeooo:rsid="0026d3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rect Address Table</text:p>
      <text:p text:style-name="P8"/>
      <text:p text:style-name="P5">Why?</text:p>
      <text:list xml:id="list8748874450163927100" text:style-name="L1">
        <text:list-item>
          <text:p text:style-name="P9">Provides a O(1) ordered symbol table operations.</text:p>
        </text:list-item>
      </text:list>
      <text:p text:style-name="P10"/>
      <text:p text:style-name="P1"><text:span text:style-name="T7">Array of pointer</text:span><text:span text:style-name="T12">s</text:span><text:span text:style-name="T7"> i</text:span><text:span text:style-name="T3">mplementation</text:span><text:span text:style-name="T21">(CLRS – Fig 11.1 – page 254)</text:span></text:p>
      <text:list xml:id="list500684659" text:continue-numbering="true" text:style-name="L1">
        <text:list-item>
          <text:p text:style-name="P11"><text:span text:style-name="T1">It is an array, </text:span><text:span text:style-name="T13">T[],</text:span><text:span text:style-name="T1"> </text:span><text:span text:style-name="T2">whose each slot corresponds to a key </text:span><text:span text:style-name="T3">in the universe, </text:span><text:span text:style-name="T13">U</text:span><text:span text:style-name="T2">.</text:span><text:span text:style-name="T1"> </text:span><text:span text:style-name="T2">Accessing the pointer in that slot gives the required key-</text:span><text:span text:style-name="T13">data</text:span><text:span text:style-name="T2"> pair. </text:span><text:span text:style-name="T3">If </text:span><text:span text:style-name="T4">the dynamic set being represented does not have an element corresponding to </text:span><text:span text:style-name="T3">a particular key value </text:span><text:span text:style-name="T13">then a</text:span><text:span text:style-name="T3"> NULL is stored </text:span><text:span text:style-name="T4">in that slot</text:span><text:span text:style-name="T3">.</text:span></text:p>
        </text:list-item>
        <text:list-item>
          <text:p text:style-name="P12"><text:span text:style-name="T1">Can be used </text:span><text:span text:style-name="T7">only </text:span><text:span text:style-name="T1">when the universe of keys is small. </text:span><text:span text:style-name="T2">Else the size of the array, </text:span><text:span text:style-name="T14">T,</text:span><text:span text:style-name="T2"> will be unreasonable.</text:span></text:p>
        </text:list-item>
      </text:list>
      <text:p text:style-name="P16"/>
      <text:p text:style-name="P6">Saving space – Avoid storing keys redundantly</text:p>
      <text:p text:style-name="P32"><text:span text:style-name="T8">Every slot is indexed by the key. </text:span><text:span text:style-name="T26">Thus storing the key</text:span><text:span text:style-name="T8"> </text:span><text:span text:style-name="T26">as a part of the key-data pair </text:span><text:span text:style-name="T8">is redundant and o</text:span><text:span text:style-name="T4">nly the </text:span><text:span text:style-name="T28">corresponding </text:span><text:span text:style-name="T4">satellite data can be stored</text:span><text:span text:style-name="T5">.</text:span></text:p>
      <text:p text:style-name="P17"/>
      <text:p text:style-name="P2"><text:span text:style-name="T11">Saving space - </text:span><text:span text:style-name="T9">Bit vectors</text:span><text:span text:style-name="T8"> – </text:span><text:span text:style-name="T9">Avoid storing pointers</text:span></text:p>
      <text:list xml:id="list1183316947" text:continue-numbering="true" text:style-name="L1">
        <text:list-item>
          <text:p text:style-name="P13"><text:span text:style-name="T5">To save space of storing pointers with every key in the universe, the satellite data can be stored directly </text:span><text:span text:style-name="T6">in the array. But then the problem of distinguishing an empty slot from a non empty one would arise.</text:span></text:p>
        </text:list-item>
        <text:list-item>
          <text:p text:style-name="P14"><text:span text:style-name="T6">This can be solved by using a </text:span><text:span text:style-name="T24">parallel</text:span><text:span text:style-name="T7"> </text:span><text:span text:style-name="T6">auxiliary arr</text:span><text:span text:style-name="T7">ay called the bit vector. The entries of the bit vector are a </text:span><text:span text:style-name="T26">0</text:span><text:span text:style-name="T7"> or a </text:span><text:span text:style-name="T26">1</text:span><text:span text:style-name="T7"> indicating the whether the corresponding slot is empty or not.</text:span></text:p>
        </text:list-item>
        <text:list-item>
          <text:p text:style-name="P15"><text:span text:style-name="T10">The bit vector is as large as </text:span><text:span text:style-name="T26">T</text:span><text:span text:style-name="T10"> but e</text:span><text:span text:style-name="T9">very entry of the bit vector is </text:span><text:span text:style-name="T10">single bit. </text:span><text:span text:style-name="T26">Pointers need many times more than 1-bit of storage space.</text:span></text:p>
        </text:list-item>
      </text:list>
      <text:p text:style-name="P18"/>
      <text:p text:style-name="P3"><text:span text:style-name="T11">Saving space - </text:span><text:span text:style-name="T10">Validating cycles – Avoid storing pointers</text:span><text:span text:style-name="T25">(Figure 20)</text:span></text:p>
      <text:list xml:id="list51516553616767831" text:style-name="L2">
        <text:list-item>
          <text:p text:style-name="P24">Can avoid initializing the bit vector initially to all 0's by establishing a validating cycle.</text:p>
        </text:list-item>
        <text:list-item>
          <text:p text:style-name="P19"><text:span text:style-name="T14">This involves using </text:span><text:span text:style-name="T16">auxiliary</text:span><text:span text:style-name="T14"> array's </text:span><text:span text:style-name="T22">V</text:span><text:span text:style-name="T14"> and </text:span><text:span text:style-name="T22">D</text:span><text:span text:style-name="T14">.</text:span></text:p>
        </text:list-item>
        <text:list-item>
          <text:p text:style-name="P20"><text:span text:style-name="T16">Every slot of T contains an index of </text:span><text:span text:style-name="T27">D</text:span><text:span text:style-name="T16"> at which the corresponding satellite data can be found, </text:span><text:span text:style-name="T17">i.e., </text:span><text:span text:style-name="T22">D</text:span><text:span text:style-name="T17">[T[key]] = key.data</text:span></text:p>
        </text:list-item>
        <text:list-item>
          <text:p text:style-name="P19"><text:span text:style-name="T22">V</text:span><text:span text:style-name="T14"> is called the validator. </text:span><text:span text:style-name="T18">It is a </text:span><text:span text:style-name="T23">dynamically resizing array</text:span><text:span text:style-name="T18"> and contains an attribute </text:span><text:span text:style-name="T22">V</text:span><text:span text:style-name="T19">.</text:span><text:span text:style-name="T18">top which gives the index of the last valid entry, i.e., </text:span><text:span text:style-name="T22">V</text:span><text:span text:style-name="T18">[1 … </text:span><text:span text:style-name="T22">V</text:span><text:span text:style-name="T19">.</text:span><text:span text:style-name="T18">top] </text:span><text:span text:style-name="T14">contains only that many entries corresponding to the number of keys stored. </text:span><text:span text:style-name="T15">The value of each slot of </text:span><text:span text:style-name="T22">V</text:span><text:span text:style-name="T18">[1 … </text:span><text:span text:style-name="T22">V</text:span><text:span text:style-name="T19">.</text:span><text:span text:style-name="T18">top]</text:span><text:span text:style-name="T15"> is an index of T whose value is the index to this slot of </text:span><text:span text:style-name="T22">V</text:span><text:span text:style-name="T15">. This is called a validating cycle and establishes that T[</text:span><text:span text:style-name="T18">key</text:span><text:span text:style-name="T15">] corresponds to a valid </text:span><text:span text:style-name="T18">index </text:span><text:span text:style-name="T27">of</text:span><text:span text:style-name="T18"> </text:span><text:span text:style-name="T22">D</text:span><text:span text:style-name="T15">, i.e., if T[</text:span><text:span text:style-name="T18">key</text:span><text:span text:style-name="T15">] = </text:span><text:span text:style-name="T18">i</text:span><text:span text:style-name="T15"> and </text:span><text:span text:style-name="T22">V</text:span><text:span text:style-name="T15">[</text:span><text:span text:style-name="T18">i</text:span><text:span text:style-name="T15">] = </text:span><text:span text:style-name="T18">key</text:span><text:span text:style-name="T15"> then </text:span><text:span text:style-name="T19">'</text:span><text:span text:style-name="T15">k</text:span><text:span text:style-name="T19">ey'</text:span><text:span text:style-name="T15"> is a valid key </text:span><text:span text:style-name="T27">and D[T[key]] exists</text:span><text:span text:style-name="T15">.</text:span></text:p>
        </text:list-item>
        <text:list-item>
          <text:p text:style-name="P21"><text:span text:style-name="T22">D</text:span><text:span text:style-name="T15"> is the array which holds the actual data. </text:span><text:span text:style-name="T17">It is an array parallel to </text:span><text:span text:style-name="T22">V</text:span><text:span text:style-name="T17"> and </text:span><text:span text:style-name="T22">D[1 … V.top] </text:span><text:span text:style-name="T17">contains only that many entries corresponding to the number of keys stored.</text:span></text:p>
        </text:list-item>
        <text:list-item>
          <text:p text:style-name="P7">Operations</text:p>
          <text:list>
            <text:list-item>
              <text:p text:style-name="P26">SEARCH(T, key)</text:p>
              <text:list>
                <text:list-item>
                  <text:p text:style-name="P22"><text:span text:style-name="T18">Check if the validating cycle holds for 'key' and if it does get </text:span><text:span text:style-name="T22">D</text:span><text:span text:style-name="T18">[T[key]].</text:span></text:p>
                </text:list-item>
              </text:list>
            </text:list-item>
            <text:list-item>
              <text:p text:style-name="P26">INSERT(T, x) – x is a pointer a key-data pair</text:p>
            </text:list-item>
          </text:list>
        </text:list-item>
      </text:list>
      <text:list xml:id="list2026858926347808001" text:style-name="L3">
        <text:list-item>
          <text:list>
            <text:list-item>
              <text:list>
                <text:list-item>
                  <text:p text:style-name="P27">top++</text:p>
                </text:list-item>
                <text:list-item>
                  <text:p text:style-name="P28"><text:span text:style-name="T22">V</text:span><text:span text:style-name="T18">[</text:span><text:span text:style-name="T22">V</text:span><text:span text:style-name="T19">.</text:span><text:span text:style-name="T18">top] = x.key</text:span></text:p>
                </text:list-item>
                <text:list-item>
                  <text:p text:style-name="P28"><text:span text:style-name="T22">V</text:span><text:span text:style-name="T18">[</text:span><text:span text:style-name="T22">V</text:span><text:span text:style-name="T19">.</text:span><text:span text:style-name="T18">top] = x.data</text:span></text:p>
                </text:list-item>
                <text:list-item>
                  <text:p text:style-name="P28"><text:span text:style-name="T18">T[x.key] = </text:span><text:span text:style-name="T22">V</text:span><text:span text:style-name="T19">.</text:span><text:span text:style-name="T18">top</text:span></text:p>
                </text:list-item>
              </text:list>
            </text:list-item>
          </text:list>
        </text:list-item>
      </text:list>
      <text:list xml:id="list615069719" text:continue-list="list51516553616767831" text:style-name="L2">
        <text:list-item>
          <text:list>
            <text:list-item>
              <text:p text:style-name="P23"><text:span text:style-name="T19">Delete(T, </text:span><text:span text:style-name="T20">key</text:span><text:span text:style-name="T19">)</text:span></text:p>
              <text:p text:style-name="P25">Just breaking the validating the cycle would leave a hole in S and S'. So the last entries are copied to the deleted position.</text:p>
            </text:list-item>
          </text:list>
        </text:list-item>
      </text:list>
      <text:list xml:id="list5647455580910617331" text:style-name="L4">
        <text:list-item>
          <text:list>
            <text:list-item>
              <text:list>
                <text:list-item>
                  <text:p text:style-name="P29"><text:span text:style-name="T22">V</text:span><text:span text:style-name="T20">[T[key]] = </text:span><text:span text:style-name="T22">V</text:span><text:span text:style-name="T20">[</text:span><text:span text:style-name="T22">V</text:span><text:span text:style-name="T20">.top]</text:span></text:p>
                </text:list-item>
                <text:list-item>
                  <text:p text:style-name="P29"><text:soft-page-break/><text:span text:style-name="T22">D</text:span><text:span text:style-name="T20">[T[key]] = </text:span><text:span text:style-name="T22">D</text:span><text:span text:style-name="T20">[</text:span><text:span text:style-name="T22">V</text:span><text:span text:style-name="T20">.top]</text:span></text:p>
                </text:list-item>
                <text:list-item>
                  <text:p text:style-name="P30">top--</text:p>
                </text:list-item>
              </text:list>
            </text:list-item>
          </text:list>
          <text:p text:style-name="P3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5T10:49:25</meta:creation-date>
    <dc:title>T1</dc:title>
    <meta:editing-duration>PT44M29S</meta:editing-duration>
    <meta:editing-cycles>15</meta:editing-cycles>
    <meta:generator>LibreOffice/4.0.2.2$Linux_x86 LibreOffice_project/400m0$Build-2</meta:generator>
    <meta:initial-creator>Kempa </meta:initial-creator>
    <dc:date>2013-10-15T12:03:46</dc:date>
    <dc:creator>Kempa </dc:creator>
    <meta:document-statistic meta:table-count="0" meta:image-count="0" meta:object-count="0" meta:page-count="2" meta:paragraph-count="31" meta:word-count="516" meta:character-count="2727" meta:non-whitespace-character-count="2260"/>
    <meta:template xlink:type="simple" xlink:actuate="onRequest" xlink:title="T1" xlink:href="../../../../.config/libreoffice/4/user/template/T1.ott" meta:date="2013-10-15T10:49:22"/>
  </office:meta>
</office:document-meta>
</file>